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left="18.00pt" fo:text-indent="0.00p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8.00pt" fo:text-indent="0.00pt" fo:margin-bottom="10.00pt"/>
    </style:style>
    <style:style style:name="P7" style:family="paragraph">
      <style:paragraph-properties fo:line-height="115.00%" fo:text-align="left" fo:margin-left="36.00pt" fo:text-indent="0.00pt" fo:margin-bottom="10.00pt"/>
    </style:style>
    <style:style style:name="P8" style:family="paragraph">
      <style:paragraph-properties fo:line-height="115.00%" fo:text-align="left" fo:margin-left="18.00pt" fo:text-indent="0.00pt" fo:margin-bottom="10.00pt"/>
    </style:style>
    <style:style style:name="P9" style:family="paragraph">
      <style:paragraph-properties fo:line-height="115.00%" fo:text-align="left" fo:margin-left="36.00pt" fo:text-indent="0.00p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atrice de adiacenta -&gt; Matrice de incidenta</text:span></text:p>
      <text:p text:style-name="P2"><text:span text:style-name="T1"/></text:p>
      <text:p text:style-name="P2"><text:span text:style-name="T2">1. Formularea problemei:</text:span><text:span text:style-name="T3"/></text:p>
      <text:p text:style-name="P2"><text:span text:style-name="T3"><text:tab/>Programul rezolva transformarea matricei de adiacenta in matricea de incidenta. Ca date de intrare se afla matricea de adiacenta iar ca date de iesire este matricea de incidenta.</text:span></text:p>
      <text:p text:style-name="P2"><text:span text:style-name="T4">2. Top-down method:</text:span><text:span text:style-name="T5"/></text:p>
      <text:list text:style-name="L3">
        <text:list-item>
          <text:p text:style-name="P3"><text:span text:style-name="T5">transformarea matricei de adiacenta in lista de arce</text:span><text:span text:style-name="T6"/></text:p>
        </text:list-item>
        <text:list-item>
          <text:p text:style-name="P4"><text:span text:style-name="T7">iterarea prin matricea de adiacenta si adaugarea in lista</text:span><text:span text:style-name="T8"><text:s/>a arcelor</text:span></text:p>
        </text:list-item>
        <text:list-item>
          <text:p text:style-name="P4"><text:span text:style-name="T8">returnarea listei</text:span></text:p>
        </text:list-item>
        <text:list-item>
          <text:p text:style-name="P5"><text:span text:style-name="T9">transformarea listei de arce in matricea de incidenta</text:span><text:span text:style-name="T10"/></text:p>
        </text:list-item>
        <text:list-item>
          <text:p text:style-name="P6"><text:span text:style-name="T10">crearea unei matrice</text:span></text:p>
        </text:list-item>
        <text:list-item>
          <text:p text:style-name="P7"><text:span text:style-name="T10">numarul de linii egal cu numarul de noduri</text:span></text:p>
        </text:list-item>
        <text:list-item>
          <text:p text:style-name="P7"><text:span text:style-name="T10">numarul de coloane egal cu numarul de arce</text:span></text:p>
        </text:list-item>
        <text:list-item>
          <text:p text:style-name="P8"><text:span text:style-name="T10">setarea fiecarei coloane $i cu pozitia $i in lista de arce</text:span></text:p>
        </text:list-item>
        <text:list-item>
          <text:p text:style-name="P9"><text:span text:style-name="T10">1 daca este sursa</text:span></text:p>
        </text:list-item>
        <text:list-item>
          <text:p text:style-name="P9"><text:span text:style-name="T10">-1 daca este destinatie</text:span></text:p>
        </text:list-item>
      </text:list>
      <text:p text:style-name="P10"><text:span text:style-name="T11">3. Pseudocod</text:span></text:p>
      <text:p text:style-name="P10"><text:span text:style-name="T12">functie creeaza_lista_de_arce (matricea_de_adiacenta)</text:span></text:p>
      <text:p text:style-name="P10"><text:span text:style-name="T12">{</text:span></text:p>
      <text:p text:style-name="P10"><text:span text:style-name="T12"><text:tab/>numar_de_noduri = numarul_liniilor(matricea_de_adiacenta)</text:span></text:p>
      <text:p text:style-name="P10"><text:span text:style-name="T12"><text:tab/>lista_de_arce = [] //lista vida</text:span></text:p>
      <text:p text:style-name="P10"><text:span text:style-name="T12"><text:tab/>pentru i &lt;- 0..numar_de_noduri - 1 executa</text:span></text:p>
      <text:p text:style-name="P10"><text:span text:style-name="T12"><text:tab/><text:tab/>pentru j &lt;- 0..numar_de_noduri - 1 executa</text:span></text:p>
      <text:p text:style-name="P10"><text:span text:style-name="T12"><text:tab/><text:tab/><text:tab/>daca (matricea_de_adiacenta[i][j] == 1) atunci</text:span></text:p>
      <text:p text:style-name="P10"><text:span text:style-name="T12"><text:tab/><text:tab/><text:tab/><text:tab/>adauga_lista_de_arce(perechea [i,j]) //arcul (i,j)</text:span></text:p>
      <text:p text:style-name="P10"><text:span text:style-name="T12"><text:tab/><text:tab/><text:tab/>sf_daca</text:span></text:p>
      <text:p text:style-name="P10"><text:span text:style-name="T12"><text:tab/><text:tab/>sf_pentru</text:span></text:p>
      <text:p text:style-name="P10"><text:span text:style-name="T12"><text:tab/>sf_pentru</text:span></text:p>
      <text:p text:style-name="P10"><text:span text:style-name="T12"><text:tab/>returneaza lista_de_arce</text:span></text:p>
      <text:p text:style-name="P10"><text:span text:style-name="T12">}</text:span></text:p>
      <text:p text:style-name="P10"><text:span text:style-name="T12"/></text:p>
      <text:p text:style-name="P10"><text:span text:style-name="T12">functie creeaza_matrice_de_incidenta (lista_de_arce, numar_de_noduri)</text:span></text:p>
      <text:p text:style-name="P10"><text:span text:style-name="T12">{</text:span></text:p>
      <text:p text:style-name="P10"><text:span text:style-name="T12"><text:tab/>initializeaza matricea de incidenta cu 0 cu numar de coloane = lungimea listei de arce, numar linii = numarul de nodrui</text:span></text:p>
      <text:p text:style-name="P10"><text:span text:style-name="T12"><text:tab/>pentru i &lt;- 0..lungime(lista_de_arce) - 1</text:span></text:p>
      <text:p text:style-name="P10"><text:span text:style-name="T12"><text:tab/><text:tab/>matrice_de_incidenta[lista_de_arce[arcul i][sursa]][coloana i] &lt;- 1</text:span></text:p>
      <text:p text:style-name="P10"><text:span text:style-name="T12"><text:tab/><text:tab/>matrice_de_incidenta[lista_de_arce[arcul i][destinatia]][coloana i] &lt;- (-1)</text:span></text:p>
      <text:p text:style-name="P10"><text:span text:style-name="T12"><text:tab/>sf_pentru</text:span></text:p>
      <text:p text:style-name="P10"><text:span text:style-name="T12"><text:tab/>returneaza matrice_de_incidenta</text:span></text:p>
      <text:p text:style-name="P10"><text:span text:style-name="T12">}</text:span></text:p>
      <text:p text:style-name="P10"><text:span text:style-name="T12"/></text:p>
      <text:p text:style-name="P10"><text:span text:style-name="T12">functie conversie_matrice_adiacenta_la_matrice_incidenta (matrice_de_adiacenta)</text:span></text:p>
      <text:p text:style-name="P10"><text:span text:style-name="T12">{</text:span></text:p>
      <text:p text:style-name="P10"><text:span text:style-name="T12"><text:tab/>lista_de_arce = creeaza_lista_de_arce(matrice_de_adiacenta)</text:span></text:p>
      <text:p text:style-name="P10"><text:span text:style-name="T12"><text:tab/>returneaza (creeaza_matrice_de_incidenta(lista_de_arce, numar_de_noduri))</text:span></text:p>
      <text:p text:style-name="P10"><text:span text:style-name="T12"><text:tab/>//numar_de_noduri = numarul de linii din matricea de adiacenta</text:span></text:p>
      <text:p text:style-name="P10"><text:span text:style-name="T12">}</text:span></text:p>
      <text:p text:style-name="P10"><text:span text:style-name="T12"/></text:p>
      <text:p text:style-name="P10"><text:span text:style-name="T13">4. Codul sursa (Python 3):</text:span><text:span text:style-name="T14"/></text:p>
      <text:p text:style-name="P10"><text:span text:style-name="T15">def<text:tab/>create_arc_array(matrix_a):</text:span></text:p>
      <text:p text:style-name="P10"><text:span text:style-name="T15"><text:tab/>"""</text:span></text:p>
      <text:p text:style-name="P10"><text:span text:style-name="T15"><text:tab/>Creeaza un vector de arcuri si il returneaza</text:span></text:p>
      <text:p text:style-name="P10"><text:span text:style-name="T15"><text:tab/>Date de intrare: matrice de adiacenta</text:span></text:p>
      <text:p text:style-name="P10"><text:span text:style-name="T15"><text:tab/>"""</text:span></text:p>
      <text:p text:style-name="P10"><text:span text:style-name="T15"><text:tab/>num_nodes = len(matrix_a)</text:span></text:p>
      <text:p text:style-name="P10"><text:span text:style-name="T15"><text:tab/>arcs = []</text:span></text:p>
      <text:p text:style-name="P10"><text:span text:style-name="T15"><text:tab/>for i in range(num_nodes):</text:span></text:p>
      <text:p text:style-name="P10"><text:span text:style-name="T15"><text:tab/><text:tab/>for j in range(num_nodes):</text:span></text:p>
      <text:p text:style-name="P10"><text:span text:style-name="T15"><text:tab/><text:tab/><text:tab/>if (matrix_a[i][j] == 1):</text:span></text:p>
      <text:p text:style-name="P10"><text:span text:style-name="T15"><text:tab/><text:tab/><text:tab/><text:tab/>arcs.append([i,j])</text:span></text:p>
      <text:p text:style-name="P10"><text:span text:style-name="T15"><text:tab/>return (arcs)</text:span></text:p>
      <text:p text:style-name="P10"><text:span text:style-name="T15"/></text:p>
      <text:p text:style-name="P10"><text:span text:style-name="T15">def<text:tab/>create_incidence_matrix(arcs, num_nodes):</text:span></text:p>
      <text:p text:style-name="P10"><text:span text:style-name="T15"><text:tab/>"""</text:span></text:p>
      <text:p text:style-name="P10"><text:span text:style-name="T15"><text:tab/>Pe baza vectorului de arce, creeaza matricea de incidenta si o returneaza</text:span></text:p>
      <text:p text:style-name="P10"><text:span text:style-name="T15"><text:tab/>Date de intrare: vectorul de arce(arcs) si numarul de noduri(num_nodes)</text:span></text:p>
      <text:p text:style-name="P10"><text:span text:style-name="T15"><text:tab/>"""</text:span></text:p>
      <text:p text:style-name="P10"><text:span text:style-name="T15"><text:tab/>matrix_i = [[0 for x in range(len(arcs))] for y in range(num_nodes)]</text:span></text:p>
      <text:p text:style-name="P10"><text:span text:style-name="T15"><text:tab/>for i in range(len(arcs)):</text:span></text:p>
      <text:p text:style-name="P10"><text:span text:style-name="T15"><text:tab/><text:tab/>matrix_i[arcs[i][0]][i] = 1</text:span></text:p>
      <text:p text:style-name="P10"><text:span text:style-name="T15"><text:tab/><text:tab/>matrix_i[arcs[i][1]][i] = -1</text:span></text:p>
      <text:p text:style-name="P10"><text:span text:style-name="T15"><text:tab/>return (matrix_i)</text:span></text:p>
      <text:p text:style-name="P10"><text:span text:style-name="T15"/></text:p>
      <text:p text:style-name="P10"><text:span text:style-name="T15">def adiacente_to_incidence(matrix_a):</text:span></text:p>
      <text:p text:style-name="P10"><text:span text:style-name="T15"><text:tab/>"""</text:span></text:p>
      <text:p text:style-name="P10"><text:span text:style-name="T15"><text:tab/>Pe baza matricei de adiacenta returneaza matricea de incidenta</text:span></text:p>
      <text:p text:style-name="P10"><text:span text:style-name="T15"><text:tab/>Date de intrare: matricea de adiacenta</text:span></text:p>
      <text:p text:style-name="P10"><text:span text:style-name="T15"><text:tab/>"""</text:span></text:p>
      <text:p text:style-name="P10"><text:span text:style-name="T15"><text:tab/>arcs = create_arc_array(matrix_a)</text:span></text:p>
      <text:p text:style-name="P10"><text:span text:style-name="T15"><text:tab/>return create_incidence_matrix(arcs, len(matrix_a))</text:span></text:p>
      <text:p text:style-name="P10"><text:span text:style-name="T15"/></text:p>
      <text:p text:style-name="P10"><text:span text:style-name="T15"/></text:p>
      <text:p text:style-name="P10"><text:span text:style-name="T15">def<text:tab/>validator():</text:span></text:p>
      <text:p text:style-name="P10"><text:span text:style-name="T15"><text:tab/>test_matrix = [[0, 0, 1], [1,0,0], [1,0,1]]</text:span></text:p>
      <text:p text:style-name="P10"><text:span text:style-name="T15"><text:tab/>assert(create_arc_array(test_matrix) == [[0, 2], [1,0], [2,0], [2,2]])</text:span></text:p>
      <text:p text:style-name="P10"><text:span text:style-name="T15"><text:tab/>test_matrix[0][0] = 1</text:span></text:p>
      <text:p text:style-name="P10"><text:span text:style-name="T15"><text:tab/>assert(create_arc_array(test_matrix) == [[0,0], [0, 2], [1,0], [2,0], [2,2]])</text:span></text:p>
      <text:p text:style-name="P10"><text:span text:style-name="T15"><text:tab/>test_matrix[0][0] = 0</text:span></text:p>
      <text:p text:style-name="P10"><text:span text:style-name="T15"><text:tab/>test_matrix[2][0] = 0</text:span></text:p>
      <text:p text:style-name="P10"><text:span text:style-name="T15"><text:tab/>assert(create_arc_array(test_matrix) == [[0, 2], [1,0], [2,2]])</text:span></text:p>
      <text:p text:style-name="P10"><text:span text:style-name="T15"><text:tab/>test_matrix[0][0] = 1</text:span></text:p>
      <text:p text:style-name="P10"><text:span text:style-name="T15"><text:tab/>test_matrix[2][0] = 1</text:span></text:p>
      <text:p text:style-name="P10"><text:span text:style-name="T15"><text:tab/>test_arcs = create_arc_array(test_matrix)</text:span></text:p>
      <text:p text:style-name="P10"><text:span text:style-name="T15"><text:tab/>assert(create_incidence_matrix(test_arcs, len(test_matrix)) == [[-1,1,-1,-1,0], [0,0,1,0,0], [0,-1,0,1,-1]]);</text:span></text:p>
      <text:p text:style-name="P10"><text:span text:style-name="T15"><text:tab/>test_arcs = [[0,1],[2,3],[3,0],[3,2]];</text:span></text:p>
      <text:p text:style-name="P10"><text:span text:style-name="T15"><text:tab/>assert(create_incidence_matrix(test_arcs, 4) == [[1,0,-1,0],[-1,0,0,0],[0,1,0,-1],[0,-1,1,1]])</text:span></text:p>
      <text:p text:style-name="P10"><text:span text:style-name="T15"><text:tab/>test_arcs = [[0,1], [1,2], [2,3], [3,0], [3,2]];</text:span></text:p>
      <text:p text:style-name="P10"><text:span text:style-name="T15"><text:tab/>assert(create_incidence_matrix(test_arcs, 4) == [[1,0,0,-1,0],[-1,1,0,0,0],[0,-1,1,0,-1],[0,0,-1,1,1]]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